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2262d" officeooo:paragraph-rsid="0002262d"/>
    </style:style>
    <style:style style:name="P2" style:family="paragraph" style:parent-style-name="Text_20_body">
      <style:text-properties officeooo:rsid="0007b85f" officeooo:paragraph-rsid="0007b85f"/>
    </style:style>
    <style:style style:name="P3" style:family="paragraph" style:parent-style-name="Text_20_body">
      <style:text-properties officeooo:rsid="0011a2b4" officeooo:paragraph-rsid="0011a2b4"/>
    </style:style>
    <style:style style:name="P4" style:family="paragraph" style:parent-style-name="Text_20_body">
      <style:text-properties officeooo:rsid="0011a2b4" officeooo:paragraph-rsid="001428eb"/>
    </style:style>
    <style:style style:name="P5" style:family="paragraph" style:parent-style-name="Standard">
      <style:text-properties officeooo:rsid="00125ef2" officeooo:paragraph-rsid="001428eb"/>
    </style:style>
    <style:style style:name="P6" style:family="paragraph" style:parent-style-name="Text_20_body" style:list-style-name="L2">
      <style:text-properties officeooo:rsid="0005becd" officeooo:paragraph-rsid="00166871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text-properties officeooo:paragraph-rsid="00166871"/>
    </style:style>
    <style:style style:name="P9" style:family="paragraph" style:parent-style-name="Text_20_body" style:list-style-name="L4">
      <style:text-properties officeooo:rsid="0002262d" officeooo:paragraph-rsid="000a70e6"/>
    </style:style>
    <style:style style:name="P10" style:family="paragraph" style:parent-style-name="Text_20_body" style:list-style-name="L4">
      <style:text-properties officeooo:rsid="000b0d0e" officeooo:paragraph-rsid="000a70e6"/>
    </style:style>
    <style:style style:name="P11" style:family="paragraph" style:parent-style-name="Text_20_body" style:list-style-name="L4">
      <style:text-properties officeooo:rsid="000b0d0e" officeooo:paragraph-rsid="000b0d0e"/>
    </style:style>
    <style:style style:name="P12" style:family="paragraph" style:parent-style-name="Text_20_body">
      <style:text-properties officeooo:rsid="0007b85f" officeooo:paragraph-rsid="0007b85f"/>
    </style:style>
    <style:style style:name="P13" style:family="paragraph" style:parent-style-name="Text_20_body">
      <style:text-properties officeooo:rsid="00166871" officeooo:paragraph-rsid="00166871"/>
    </style:style>
    <style:style style:name="P14" style:family="paragraph" style:parent-style-name="Text_20_body" style:list-style-name="L1">
      <style:text-properties officeooo:rsid="00166871" officeooo:paragraph-rsid="00166871"/>
    </style:style>
    <style:style style:name="P15" style:family="paragraph" style:parent-style-name="Text_20_body" style:list-style-name="L2">
      <style:text-properties officeooo:rsid="00166871" officeooo:paragraph-rsid="00166871"/>
    </style:style>
    <style:style style:name="P16" style:family="paragraph" style:parent-style-name="Text_20_body" style:list-style-name="L4">
      <style:text-properties officeooo:rsid="00166871" officeooo:paragraph-rsid="00166871"/>
    </style:style>
    <style:style style:name="P17" style:family="paragraph" style:parent-style-name="Heading_20_2">
      <style:text-properties officeooo:rsid="0002262d"/>
    </style:style>
    <style:style style:name="P18" style:family="paragraph" style:parent-style-name="Heading_20_2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0c1e5e" style:font-size-asian="8pt" style:font-size-complex="8pt"/>
    </style:style>
    <style:style style:name="T3" style:family="text">
      <style:text-properties fo:font-size="8pt" officeooo:rsid="00032eb0" style:font-size-asian="8pt" style:font-size-complex="8pt"/>
    </style:style>
    <style:style style:name="T4" style:family="text">
      <style:text-properties fo:font-size="8pt" officeooo:rsid="0002262d" style:font-size-asian="8pt" style:font-size-complex="8pt"/>
    </style:style>
    <style:style style:name="T5" style:family="text">
      <style:text-properties fo:font-size="8pt" officeooo:rsid="000a1c4a" style:font-size-asian="8pt" style:font-size-complex="8pt"/>
    </style:style>
    <style:style style:name="T6" style:family="text">
      <style:text-properties fo:font-size="8pt" officeooo:rsid="00166871" style:font-size-asian="8pt" style:font-size-complex="8pt"/>
    </style:style>
    <style:style style:name="T7" style:family="text">
      <style:text-properties officeooo:rsid="00058faf"/>
    </style:style>
    <style:style style:name="T8" style:family="text">
      <style:text-properties officeooo:rsid="000a1c4a"/>
    </style:style>
    <style:style style:name="T9" style:family="text">
      <style:text-properties officeooo:rsid="000a70e6"/>
    </style:style>
    <style:style style:name="T10" style:family="text">
      <style:text-properties officeooo:rsid="0002262d"/>
    </style:style>
    <style:style style:name="T11" style:family="text">
      <style:text-properties officeooo:rsid="000c1e5e"/>
    </style:style>
    <style:style style:name="T12" style:family="text">
      <style:text-properties officeooo:rsid="00032eb0"/>
    </style:style>
    <style:style style:name="T13" style:family="text">
      <style:text-properties officeooo:rsid="0011a2b4"/>
    </style:style>
    <style:style style:name="T14" style:family="text">
      <style:text-properties officeooo:rsid="00125ef2"/>
    </style:style>
    <style:style style:name="T15" style:family="text">
      <style:text-properties officeooo:rsid="0015634f"/>
    </style:style>
    <style:style style:name="T16" style:family="text">
      <style:text-properties officeooo:rsid="001668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„<text:user-defined style:data-style-name="N0" text:name="Modul_Name">btrfs</text:user-defined>“ [<text:user-defined style:data-style-name="N0" text:name="Modul_Area">SSA</text:user-defined> <text:user-defined style:data-style-name="N0" text:name="Modul_ID">1003</text:user-defined>]</text:h>
      <text:h text:style-name="Heading_20_2" text:outline-level="2">Modul Kurzbeschreibung</text:h>
      <text:p text:style-name="P2">Dieses Modul vermittelt <text:span text:style-name="T15">Grundlagen und erweiterte Funktionen des btrfs-Dateisystems. Es werden die wichtigsten Elemente wie Kompression, Software RAID, Deduplizierung und Snapshots behandelt.</text:span></text:p>
      <text:p text:style-name="P13">In Beispielen werden Disk-Images erstellt, um Hardware-Systeme mit mehreren Disken zu simuliert. Somit können auch RAID-Anwendungen ohne eigentliche RAID-Hardware umgesetzt werden.</text:p>
      <text:h text:style-name="Heading_20_2" text:outline-level="2">Dauer</text:h>
      <text:p text:style-name="P2"><text:span text:style-name="T16">3</text:span>h</text:p>
      <text:h text:style-name="Heading_20_2" text:outline-level="2">Ziele</text:h>
      <text:p text:style-name="Heading_20_3">Wissen</text:p>
      <text:list xml:id="list4575910888017976337" text:style-name="L1">
        <text:list-item>
          <text:p text:style-name="P14">btrfs Basiswissen</text:p>
        </text:list-item>
        <text:list-item>
          <text:p text:style-name="P14">Erweiterte Anwendungen wie Volume-Management und Deduplizierung kennen</text:p>
        </text:list-item>
        <text:list-item>
          <text:p text:style-name="P14">Möglichkeiten und Einschränkungen der Deduplizierung kennen</text:p>
        </text:list-item>
        <text:list-item>
          <text:p text:style-name="P14">Basis-Wissen zu btrfs RAID</text:p>
        </text:list-item>
      </text:list>
      <text:p text:style-name="Heading_20_3">Können</text:p>
      <text:list xml:id="list131939149809622" text:continue-numbering="true" text:style-name="L1">
        <text:list-item>
          <text:p text:style-name="P14">Die wichtigsten btrfs Commands kennen</text:p>
        </text:list-item>
        <text:list-item>
          <text:p text:style-name="P14">Kompression aktivieren/deaktivieren können</text:p>
        </text:list-item>
        <text:list-item>
          <text:p text:style-name="P14">RAID Setup mit btrfs erstellen</text:p>
        </text:list-item>
        <text:list-item>
          <text:p text:style-name="P14">Richtiges Verhalten beim Ausfall einer Disk in einem btrfs RAID System</text:p>
        </text:list-item>
        <text:list-item>
          <text:p text:style-name="P14">Subvolumes und Snapshots erstellen</text:p>
        </text:list-item>
      </text:list>
      <text:p text:style-name="Heading_20_3">Verhalten</text:p>
      <text:list xml:id="list131938094334320" text:continue-numbering="true" text:style-name="L1">
        <text:list-item>
          <text:p text:style-name="P14">Kompression und Deduplizierung nutzen, falls die Situation dafür passt</text:p>
        </text:list-item>
        <text:list-item>
          <text:p text:style-name="P14">Auf btrfs basierten Systemen mit Snapshots arbeiten, um potentiell problematische Operationen ab zu sichern</text:p>
        </text:list-item>
      </text:list>
      <text:h text:style-name="Heading_20_2" text:outline-level="2">Voraussetzungen</text:h>
      <text:list xml:id="list8819971423529621519" text:style-name="L2">
        <text:list-item>
          <text:p text:style-name="P6">Bash Bedienung</text:p>
        </text:list-item>
        <text:list-item>
          <text:p text:style-name="P15">Kenntnisse zur Einbindung von Dateisystemen und zum Formatieren von Devices</text:p>
        </text:list-item>
      </text:list>
      <text:h text:style-name="P18" text:outline-level="2">Benutzte Dokumentation</text:h>
      <text:p text:style-name="Heading_20_3">Externe Referenzen</text:p>
      <text:list xml:id="list3611104770678108065" text:style-name="L3">
        <text:list-item>
          <text:p text:style-name="P8"><text:span text:style-name="T16">btrfs Wiki<text:line-break/></text:span><text:a xlink:type="simple" xlink:href="https://btrfs.wiki.kernel.org/index.php" text:style-name="Internet_20_link" text:visited-style-name="Visited_20_Internet_20_Link"><text:span text:style-name="T6">https://btrfs.wiki.kernel.org/index.php</text:span></text:a></text:p>
        </text:list-item>
      </text:list>
      <text:p text:style-name="P1">Man Pages:</text:p>
      <text:list xml:id="list4560121132886828137" text:style-name="L4">
        <text:list-item>
          <text:p text:style-name="P9">man <text:span text:style-name="T16">8 mount</text:span></text:p>
        </text:list-item>
        <text:list-item>
          <text:p text:style-name="P16">man 8 mkfs.btrfs</text:p>
        </text:list-item>
        <text:list-item>
          <text:p text:style-name="P16">man 8 btrfs</text:p>
        </text:list-item>
      </text:list>
      <text:h text:style-name="P17" text:outline-level="2">Präsentation</text:h>
      <text:p text:style-name="P3">modul_<text:user-defined style:data-style-name="N0" text:name="Modul_Name">btrfs</text:user-defined>_<text:user-defined style:data-style-name="N0" text:name="Modul_ID">1003</text:user-defined>_<text:span text:style-name="T14">01_slides</text:span>.odp</text:p>
      <text:h text:style-name="Heading_20_2" text:outline-level="2">Demo</text:h>
      <text:p text:style-name="P4">modul_<text:user-defined style:data-style-name="N0" text:name="Modul_Name">btrfs</text:user-defined>_<text:user-defined style:data-style-name="N0" text:name="Modul_ID">1003</text:user-defined>_<text:span text:style-name="T14">02_</text:span>demo.odp</text:p>
      <text:h text:style-name="Heading_20_2" text:outline-level="2">Übung / <text:span text:style-name="T7">Hands-on</text:span></text:h>
      <text:p text:style-name="P4">modul_<text:user-defined style:data-style-name="N0" text:name="Modul_Name">btrfs</text:user-defined>_<text:user-defined style:data-style-name="N0" text:name="Modul_ID">1003</text:user-defined>_<text:span text:style-name="T14">03_</text:span>handson.odp</text:p>
      <text:h text:style-name="Heading_20_2" text:outline-level="2">Erfolgskontrolle</text:h>
      <text:p text:style-name="P5"><text:span text:style-name="T13">modul_</text:span><text:span text:style-name="T13"><text:user-defined style:data-style-name="N0" text:name="Modul_Name">btrfs</text:user-defined></text:span><text:span text:style-name="T13">_</text:span><text:span text:style-name="T13"><text:user-defined style:data-style-name="N0" text:name="Modul_ID">1003</text:user-defined></text:span><text:span text:style-name="T13">_</text:span>04_check.o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2262d"/>
    </style:style>
    <style:style style:name="List" style:family="paragraph" style:parent-style-name="Text_20_body" style:class="list"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eSansOffice" fo:font-family="TheSansOffice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swiss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ristener</meta:initial-creator>
    <meta:creation-date>2016-07-21T10:56:29.508757770</meta:creation-date>
    <dc:date>2016-08-22T13:19:37.514043258</dc:date>
    <dc:creator>Nicolas Christener</dc:creator>
    <meta:editing-duration>P1DT6H3M3S</meta:editing-duration>
    <meta:editing-cycles>23</meta:editing-cycles>
    <meta:generator>LibreOffice/5.2.0.4$Linux_X86_64 LibreOffice_project/20m0$Build-4</meta:generator>
    <meta:document-statistic meta:table-count="0" meta:image-count="0" meta:object-count="0" meta:page-count="2" meta:paragraph-count="39" meta:word-count="183" meta:character-count="1438" meta:non-whitespace-character-count="1311"/>
    <meta:user-defined meta:name="Modul_Area">SSA</meta:user-defined>
    <meta:user-defined meta:name="Modul_ID">1003</meta:user-defined>
    <meta:user-defined meta:name="Modul_Name">btrfs</meta:user-defined>
  </office:meta>
</office:document-meta>
</file>